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Mentoring</text:p>
          </table:table-cell>
          <table:table-cell office:value-type="string" calcext:value-type="string">
            <text:p>Mast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0:15:39.136966960</meta:creation-date>
    <dc:date>2019-08-26T10:22:31.104903673</dc:date>
    <meta:editing-duration>PT6M52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